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038eae" officeooo:paragraph-rsid="00038eae"/>
    </style:style>
    <style:style style:name="P2" style:family="paragraph" style:parent-style-name="Preformatted_20_Text">
      <style:paragraph-properties fo:text-align="center" style:justify-single-word="false"/>
      <style:text-properties fo:font-weight="bold" officeooo:rsid="00038eae" officeooo:paragraph-rsid="00038eae" style:font-weight-asian="bold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Preformatted_20_Text" style:list-style-name="L1"/>
    <style:style style:name="P6" style:family="paragraph" style:parent-style-name="Preformatted_20_Text">
      <style:text-properties fo:font-style="italic" style:font-style-asian="italic" style:font-style-complex="italic"/>
    </style:style>
    <style:style style:name="P7" style:family="paragraph" style:parent-style-name="Preformatted_20_Text">
      <style:paragraph-properties fo:text-align="end" style:justify-single-word="false"/>
      <style:text-properties fo:font-style="italic" officeooo:rsid="00076a52" officeooo:paragraph-rsid="00076a52" style:font-style-asian="italic" style:font-style-complex="italic"/>
    </style:style>
    <style:style style:name="P8" style:family="paragraph" style:parent-style-name="Preformatted_20_Text">
      <style:text-properties officeooo:paragraph-rsid="00038eae"/>
    </style:style>
    <style:style style:name="P9" style:family="paragraph" style:parent-style-name="Preformatted_20_Text">
      <style:text-properties style:text-underline-style="solid" style:text-underline-width="auto" style:text-underline-color="font-color"/>
    </style:style>
    <style:style style:name="P10" style:family="paragraph" style:parent-style-name="Preformatted_20_Text">
      <style:text-properties fo:background-color="#999999"/>
    </style:style>
    <style:style style:name="T1" style:family="text">
      <style:text-properties officeooo:rsid="00038e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5a849"/>
    </style:style>
    <style:style style:name="T5" style:family="text">
      <style:text-properties officeooo:rsid="0008703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WSI – Cwiczenia 1 – Zadanie 1</text:p>
      <text:p text:style-name="P7">Mateusz Kolacz, 336360</text:p>
      <text:p text:style-name="Preformatted_20_Text">Mamy problem plecakowy jak na wykładzie:</text:p>
      <text:p text:style-name="Preformatted_20_Text"/>
      <text:p text:style-name="Preformatted_20_Text">m = np.array([8, 3, 5, 2]) #masa przedmiotów</text:p>
      <text:p text:style-name="Preformatted_20_Text">M = np.sum(m)/2 #niech maksymalna masa plecaka będzie równa połowie masy przedmiotów</text:p>
      <text:p text:style-name="Preformatted_20_Text">p = np.array([16, 8, 9, 6]) #wartość przedmiotów</text:p>
      <text:p text:style-name="Preformatted_20_Text"/>
      <text:p text:style-name="P3">Zadania:</text:p>
      <text:p text:style-name="Preformatted_20_Text"/>
      <text:p text:style-name="Preformatted_20_Text"><text:s text:c="4"/>1. Znaleźć rozwiązanie optymalne przez przegląd wyczerpujący (analizuje wszystkie kombinacje).</text:p>
      <text:p text:style-name="Preformatted_20_Text"><text:s text:c="4"/>2. Rozwiązać problem przy użyciu heurystyki: do plecaka pakujemy przedmioty według kolejności wynikającej ze stosunku p/m.</text:p>
      <text:p text:style-name="Preformatted_20_Text"><text:s text:c="7"/>Przeglądamy listę przedmiotów do końca, chyba że plecak jest już pełen lub zostało w nim tak mało miejsca, że już na pewno nic się nie zmieści. Uwaga: heurystyka to nie funkcja heurystyczna. Nie używamy tu jeszcze funkcji heurystycznej i algorytmu A*.</text:p>
      <text:p text:style-name="Preformatted_20_Text"/>
      <text:p text:style-name="P3">Pytania (odpowiedzi proszę umieścić w pliku tekstowym):</text:p>
      <text:p text:style-name="Preformatted_20_Text"/>
      <text:list xml:id="list1197950810" text:style-name="L1">
        <text:list-item>
          <text:p text:style-name="P5">Jakie rozwiązania i jaką wartość funkcji oceny uzyskano? Czy uzyskano takie same rozwiązania?</text:p>
        </text:list-item>
        <text:list-item>
          <text:p text:style-name="P5">Jak dużą instancję problemu (liczba przedmiotów) da się rozwiązać w około minutę metodą przeglądu wyczerpującego?</text:p>
        </text:list-item>
        <text:list-item>
          <text:p text:style-name="P5">Ile czasu zajmie rozwiązanie tego problemu metodą zachłanną (używając heurystyki)? Odpowiednio długie wektory m i p należy wylosować, M = np.sum(m)/2.</text:p>
        </text:list-item>
        <text:list-item>
          <text:p text:style-name="P5">Jak bardzo wydłuży obliczenia dodanie jeszcze jednego przedmiotu?</text:p>
        </text:list-item>
        <text:list-item>
          <text:p text:style-name="P5">Jakie wnioski można wyciągnąć na podstawie wyników tego ćwiczenia?</text:p>
        </text:list-item>
      </text:list>
      <text:p text:style-name="Preformatted_20_Text"/>
      <text:p text:style-name="P3">Uwagi:</text:p>
      <text:p text:style-name="Preformatted_20_Text"/>
      <text:p text:style-name="P6"><text:s text:c="4"/>* Nie używać rekurencji.</text:p>
      <text:p text:style-name="P6"><text:s text:c="4"/>* Kod którego czas wykonania mierzymy nie powinien wypisywać niczego na konsolę.</text:p>
      <text:p text:style-name="P6"><text:s text:c="4"/>* Nie pytałem o teoretyczną złożoność obliczeniową. Aby odpowiedzieć na pytania należy wykonać stosowne eksperymenty.</text:p>
      <text:p text:style-name="P6"><text:s text:c="4"/>* Czas działania programu można zgrubnie zmierzyć komendą "time", po której podaje się nazwę badanego programu. Zbadanie konkretnego fragmentu kodu lepiej jednak zrobić w Pythonie, np. tak:</text:p>
      <text:p text:style-name="Preformatted_20_Text"/>
      <text:p text:style-name="Preformatted_20_Text"/>
      <text:p text:style-name="Preformatted_20_Text">import time</text:p>
      <text:p text:style-name="Preformatted_20_Text">start = time.process_time()</text:p>
      <text:p text:style-name="Preformatted_20_Text">#tu badany kod</text:p>
      <text:p text:style-name="Preformatted_20_Text">end = time.process_time()</text:p>
      <text:p text:style-name="Preformatted_20_Text">total = end - start</text:p>
      <text:p text:style-name="Preformatted_20_Text">print("{0:02f}s".format(total))</text:p>
      <text:p text:style-name="Preformatted_20_Text"/>
      <text:p text:style-name="Preformatted_20_Text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dpowiedzi:</text:p>
      <text:p text:style-name="Preformatted_20_Text"/>
      <text:p text:style-name="P3"><text:s text:c="4"/>Pyt. 1: Jakie rozwiązania i jaką wartość funkcji oceny uzyskano? Czy uzyskano takie same rozwiązania?</text:p>
      <text:p text:style-name="Preformatted_20_Text"/>
      <text:p text:style-name="Preformatted_20_Text"><text:span text:style-name="T2">Odp.:</text:span> Dla przegladu wyczerpujacego otrzymano rozwiazanie optymalne <text:span text:style-name="T2">0110</text:span> o wartosci <text:span text:style-name="T2">17 </text:span>i wadze <text:span text:style-name="T2">8</text:span>, natomiast przy uzyciu heurystyki otrzymano rozwiazanie suboptymalne <text:span text:style-name="T2">0101 </text:span>o wartosci <text:span text:style-name="T2">14 </text:span>i wadze <text:span text:style-name="T2">5</text:span>.</text:p>
      <text:p text:style-name="Preformatted_20_Text">Nie, nie uzyskano takich samych rozwiazan.</text:p>
      <text:p text:style-name="Preformatted_20_Text"/>
      <text:p text:style-name="P3"><text:s text:c="4"/>Pyt. 2: Jak dużą instancję problemu (liczba przedmiotów) da się rozwiązać w około minutę metodą przeglądu wyczerpującego? Ile czasu zajmie rozwiązanie tego problemu metodą zachłanną (używając heurystyki)? Odpowiednio długie wektory m i p należy wylosować, M = np.sum(m)/2.</text:p>
      <text:p text:style-name="Preformatted_20_Text"/>
      <text:p text:style-name="Preformatted_20_Text"><text:span text:style-name="T2">Odp.:</text:span> Przy wykorzystaniu metody przegladu wyczerpujacego <text:span text:style-name="T5">mozliwe jest</text:span> rozwiaza<text:span text:style-name="T5">nie</text:span> w okolo minute instancje problemu o wielkosci 23 przedmiotow.</text:p>
      <text:p text:style-name="Preformatted_20_Text">Rozwiazanie tego problemu metoda zachlanna dla instancji 23 przedmiotow zajmie srednio <text:span text:style-name="T2">0,0008 </text:span>sekundy.</text:p>
      <text:p text:style-name="Preformatted_20_Text"/>
      <text:p text:style-name="Preformatted_20_Text"><text:span text:style-name="T2"><text:s text:c="4"/>Pyt. 3: Jak bardzo wydłuży obliczenia dodanie jeszcze jednego przedmiotu?</text:span></text:p>
      <text:p text:style-name="Preformatted_20_Text"/>
      <text:p text:style-name="Preformatted_20_Text"><text:span text:style-name="T2">Odp.:</text:span> Dodanie jeszcze jednego przedmiotu, <text:span text:style-name="T4">np.:</text:span> <text:span text:style-name="T1">z 23 do 24</text:span> wydluzy obliczenia srednio o <text:span text:style-name="T1">ok. 100%</text:span> sekund <text:span text:style-name="T1">(</text:span><text:span text:style-name="T4">2-krotnie)</text:span>.</text:p>
      <text:p text:style-name="Preformatted_20_Text"/>
      <text:p text:style-name="P9"><text:s/>BRUTE <text:span text:style-name="T1">ALGORITHM</text:span>:</text:p>
      <text:p text:style-name="Preformatted_20_Text"/>
      <text:p text:style-name="P10"><text:s text:c="2"/>Parameter <text:s text:c="7"/>min <text:s text:c="6"/>mean <text:s text:c="6"/>std <text:s text:c="7"/>max</text:p>
      <text:p text:style-name="Preformatted_20_Text">0 <text:s text:c="5"/>mu=5 <text:s text:c="2"/>0,000746 <text:s text:c="2"/>0,000784 <text:s/>0,000030 <text:s text:c="2"/>0,000893</text:p>
      <text:p text:style-name="Preformatted_20_Text">1 <text:s text:c="4"/>mu=10 <text:s text:c="2"/>0,004083 <text:s text:c="2"/>0,004253 <text:s/>0,000268 <text:s text:c="2"/>0,005181</text:p>
      <text:p text:style-name="Preformatted_20_Text">2 <text:s text:c="4"/>mu=15 <text:s text:c="2"/>0,134719 <text:s text:c="2"/>0,137423 <text:s/>0,003380 <text:s text:c="2"/>0,148592</text:p>
      <text:p text:style-name="Preformatted_20_Text">3 <text:s text:c="4"/>mu=20 <text:s text:c="2"/>5,160117 <text:s text:c="2"/>5,545770 <text:s/>0,140600 <text:s text:c="2"/>5,675161</text:p>
      <text:p text:style-name="Preformatted_20_Text">4 <text:s text:c="4"/>mu=23 <text:s/>45,792929 <text:s/>48,508502 <text:s/>1,352291 <text:s/>50,793413</text:p>
      <text:p text:style-name="Preformatted_20_Text">5 <text:s text:c="4"/>mu=24 <text:s/>94,063071 <text:s/>94,784682 <text:s/>0,692498 <text:s/>96,676439</text:p>
      <text:p text:style-name="Preformatted_20_Text"/>
      <text:p text:style-name="P9"><text:s/>GREEDY <text:span text:style-name="T1">ALGORITHM</text:span>:</text:p>
      <text:p text:style-name="Preformatted_20_Text"/>
      <text:p text:style-name="P10"><text:s text:c="2"/>Parameter <text:s text:c="6"/>min <text:s text:c="5"/>mean <text:s text:c="6"/>std <text:s text:c="6"/>max</text:p>
      <text:p text:style-name="Preformatted_20_Text">0 <text:s text:c="5"/>mu=5 <text:s/>0,000901 <text:s/>0,000945 <text:s/>0,000036 <text:s/>0,001094</text:p>
      <text:p text:style-name="Preformatted_20_Text">1 <text:s text:c="4"/>mu=10 <text:s/>0,000741 <text:s/>0,000853 <text:s/>0,000054 <text:s/>0,000938</text:p>
      <text:p text:style-name="Preformatted_20_Text">2 <text:s text:c="4"/>mu=15 <text:s/>0,000743 <text:s/>0,000755 <text:s/>0,000008 <text:s/>0,000777</text:p>
      <text:p text:style-name="Preformatted_20_Text">3 <text:s text:c="4"/>mu=20 <text:s/>0,000746 <text:s/>0,000756 <text:s/>0,000006 <text:s/>0,000770</text:p>
      <text:p text:style-name="Preformatted_20_Text">4 <text:s text:c="4"/>mu=23 <text:s/>0,000752 <text:s/>0,000829 <text:s/>0,000115 <text:s/>0,001175</text:p>
      <text:p text:style-name="Preformatted_20_Text">5 <text:s text:c="4"/>mu=24 <text:s/>0,000752 <text:s/>0,000762 <text:s/>0,000008 <text:s/>0,000781</text:p>
      <text:p text:style-name="Preformatted_20_Text"/>
      <text:p text:style-name="P3"><text:s text:c="4"/>Pyt. 4: Jakie wnioski można wyciągnąć na podstawie wyników tego ćwiczenia?</text:p>
      <text:p text:style-name="P8"><text:span text:style-name="T2"><text:s text:c="4"/></text:span></text:p>
      <text:p text:style-name="P8"><text:span text:style-name="T2">Odp.: </text:span>Uzycie przegladu wyczerpujacego jest wolniejsze niz uzycie algorytmu zachlannego. Jednakze, przeglad wyczerpujacy zawsze zwraca rozwiazanie optymalne. Algorytm zachlanny jest natomiast o wiele szybszy, ale w najgorszym przypadku zwraca on rozwiazanie suboptymalne i nie mamy gwarancji, ze rozwiazanie bedzie optymalne <text:span text:style-name="T4">globalni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1T12:10:54.345546388</dc:date>
    <meta:editing-duration>PT1H7M5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5" meta:word-count="549" meta:character-count="4114" meta:non-whitespace-character-count="3406"/>
  </office:meta>
</office:document-meta>
</file>